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1" style:master-page-name="Standard">
      <style:paragraph-properties fo:text-align="center" style:justify-single-word="false" style:page-number="auto"/>
    </style:style>
    <style:style style:name="T1" style:family="text">
      <style:text-properties fo:language="en" fo:country="U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Добро пожаловать!</text:h>
      <text:p text:style-name="First_20_line_20_indent"/>
      <text:p text:style-name="First_20_line_20_indent">Я родилась в небольшой деревушке <text:s/>на востоке страны. Родители мои не были богатыми и знаменитыми, нет. Они были простыми ремесленниками, работали дни напролёт, так что лет до пяти я оставалась практически без присмотра. Предоставленная сама себе, я часто убегала в лес за околицей и проводила всё время там, играя на берегу ручья. <text:s/>В деревне не было детей моего возраста, потому компанию по играм мне составляли разве что случайные лунатики, выбегавшие к воде из густых зарослей, соваться в которые я сама не решалась. То было чудесное время, без забот, без тревог…</text:p>
      <text:p text:style-name="First_20_line_20_indent">Но я росла, и пришло время помогать по хозяйству. Работы становилось всё больше, а времени на игры всё меньше. Да и тех мест, куда я решалась выходить, было уже недостаточно.</text:p>
      <text:p text:style-name="First_20_line_20_indent">Деревня наша была совсем небольшая, так, всего с десяток домов на поляне, и по вечерам я стала всё больше задумываться над своим будущим. Кем я вырасту? Кем смогу стать? Работать в поле, как мать и отец, охотиться, как сосед Вильям, рыбачить? Ну не становиться же кузнецом! Хотя в фантазиях я и это представляла себе. Но если честно, даже в этих фантазиях, перспектива торчать весь день в кузнице с железками меня совсем не прельщала. Редкие торговцы, заезжающие к нам, были просто праздником. Незнакомые люди в необычной одежде, странно пахнущие, привозили с собой кучу удивительных вещей. Разноцветные ткани слепили своей яркостью, новенькие инструменты поражали определённой грацией и мастерством изготовления, а необычные фрукты и овощи пахли так, что рот сам по себе наполнялся слюной, и в животе начинало бурчать. </text:p>
      <text:p text:style-name="First_20_line_20_indent">Я даже всерьёз подумывала о том, чтоб стать таким же странствующим торговцем, как и они. Даже то, как они торговались, азартно, весело, наполняло меня чем-то, что тянуло прочь из дома.</text:p>
      <text:p text:style-name="First_20_line_20_indent">Но родители не одобряли подобные мысли. Они всю жизнь прожили, никуда не уезжая, занимаясь сызмальства одним и тем же. Они уже привыкли и не хотели менять свои устои ни для себя, ни для меня. <text:s/>А мне хотелось чего-то большего! <text:s/>И это чувство неудовлетворённости всё копилось во мне, копилось, пока не переполнило чашу терпения. <text:s/>И я решила сбежать.</text:p>
      <text:p text:style-name="First_20_line_20_indent">Очередной приезд торговца состоялся после сбора урожая. У меня уже было припасено немного еды, смена одежды и нож, всё помещалось в одну сумку, так что сборы не заняли много времени. Когда дневной торг был закончен, я пробралась в телегу торговца и, укрывшись выделанными шкурами, затаилась. Прошло время, я заснула и пропустила момент отправления и очнулась, когда <text:s/>уже рассвело, а телега неспешно катила по лесной дороге.</text:p>
      <text:p text:style-name="First_20_line_20_indent">- Ты ещё кто?!</text:p>
      <text:p text:style-name="First_20_line_20_indent">Если вам скажут, что когда вас со всей силы тянут за ухо, это не больно, не верьте. Это ОЧЕНЬ больно.</text:p>
      <text:p text:style-name="First_20_line_20_indent">- А-а-а-а-а! Больно, больно, больно, больно!!!</text:p>
      <text:p text:style-name="First_20_line_20_indent">- А ну, отвечай, кто ты и какого дьявола тут делаешь?</text:p>
      <text:p text:style-name="First_20_line_20_indent">- Я Эльфли.. Ай, отпусти!</text:p>
      <text:p text:style-name="First_20_line_20_indent">- «Муха»?</text:p>
      <text:p text:style-name="First_20_line_20_indent"><text:soft-page-break/>- Чего?! – я даже обиделась и пробурчала в ответ. <text:s/>– Сам ты муха!</text:p>
      <text:p text:style-name="First_20_line_20_indent">- Так кто ты и что тут делаешь?</text:p>
      <text:p text:style-name="First_20_line_20_indent">Я набрала полную грудь воздуха, чтоб что-то соврать, но, взглянув <text:s/>на лицо торговца, шумно выдохнула. Такого не обманешь, а мне ещё и было очень стыдно.</text:p>
      <text:p text:style-name="First_20_line_20_indent">- Сбежала из дома?</text:p>
      <text:p text:style-name="First_20_line_20_indent">Я понуро кивнула.</text:p>
      <text:p text:style-name="First_20_line_20_indent">- Ну, и что мне с тобой делать?</text:p>
      <text:p text:style-name="First_20_line_20_indent">- Возьмите с собой. Я пригожусь! Честно-честно!</text:p>
      <text:p text:style-name="First_20_line_20_indent">- Да за чем ты мне? Эх, далековато уже отъехали, - торговец задумался. – Ну ладно, доберёшься до города, а там уж сама по себе, как знаешь. Договорились?</text:p>
      <text:p text:style-name="First_20_line_20_indent">Я радостно кивнула. Мне просто нереально повезло!</text:p>
      <text:p text:style-name="First_20_line_20_indent">Торговец по имени Саймон оказался добрым и весёлым человеком. До сих пор не знаю, почему он решил оставить меня при себе, а не выгнал одну на дорогу.</text:p>
      <text:p text:style-name="First_20_line_20_indent">Я оставалась с ним не только до ближайшего города, и не до следующего за ним, я добралась до самой Пронтеры! По пути я даже смогла немного подзаработать, торгуя вместе с ним. Но по прибытии в столицу мы попрощались. Он решил сделать перерыв, отдохнуть, закупиться товаром, а я пошла по стопам своей судьбы.</text:p>
      <text:p text:style-name="First_20_line_20_indent">Полная надежд и энтузиазма, я вошла в центр города, прямо под огромный транспарант <text:s/>«Добро пожаловать»…</text:p>
      <text:p text:style-name="First_20_line_20_indent"/>
      <text:h text:style-name="P1" text:outline-level="1">Помоги себе сам</text:h>
      <text:p text:style-name="First_20_line_20_indent"/>
      <text:p text:style-name="First_20_line_20_indent">Денег много не бывает, эту простую истину я усвоила сразу же, как посмотрела на городские цены. Если я решила задержаться тут, мне срочно необходимо было найти, где проводить ночи, которые, хвала здешнему климату, хотя б были тёплыми. На еду с горем пополам денег ещё хватало, а вот на одежду и крышу над головой тратиться я уже не могла себе позволить. В городе не поощрялось бродяжничество, потому торчать без дела на улице было не самым умным решением, потому я решила обосноваться за городской стеной, по крайней мере, пока не накоплю достаточно денег.</text:p>
      <text:p text:style-name="First_20_line_20_indent">Естественно, мне было страшно, вдруг какой-то хищник ко мне подберётся, но оказалось, регулярные зачистки полей у города давали ощутимый шанс на то, что с утра все твои конечности откажутся при тебе, целыми и невредимыми. Каждый день я ходила на городскую площадь в поисках какой-то работы. Саймон уже уехал по своим торговым делам, новых знакомых я пока не приобрела, так что ходила одна. <text:s/>Но не всё своё время проводила в городе, бродила и за его пределами. Во время одной из таких прогулок я наткнулась на Туриста (/navi prt_fild08 284/364).</text:p>
      <text:p text:style-name="First_20_line_20_indent">Имени его я так и не узнала, да это и не было так уж важно. Я бродила без дела к югу от городской стены, там, где по выходным дням местные устраивали пикники, когда наткнулась на <text:soft-page-break/>него. Был вторник, именно потому этот человек и привлёк моё внимание. Бурча что-то под нос, он нарезал мясо и изредка выкрикивал какие-то ругательства.</text:p>
      <text:p text:style-name="First_20_line_20_indent">- Привет!</text:p>
      <text:p text:style-name="First_20_line_20_indent">Турист искоса посмотрел на меня и вновь вернулся к разделке то ли лунатика, то ли енота.</text:p>
      <text:p text:style-name="First_20_line_20_indent">Делать мне было нечего, потому я, делая вид, что мне ни капли неинтересно, походила вокруг, бросая время от времени взгляды в его сторону .</text:p>
      <text:p text:style-name="First_20_line_20_indent">- Слушай, хватит уже тут шататься, а? Помогла бы лучше!</text:p>
      <text:p text:style-name="First_20_line_20_indent">Тут мне стало ещё интереснее.</text:p>
      <text:p text:style-name="First_20_line_20_indent">- Чёртовы поринги!.. – снова выругался Турист. – Слушай, они точно ещё где-то тут, поищи, пожалуйста! Эти гады у меня растопку для шашлыка украли.</text:p>
      <text:p text:style-name="First_20_line_20_indent">- А что, кругом мало дров?</text:p>
      <text:p text:style-name="First_20_line_20_indent">Турист с иронией посмотрел на меня.</text:p>
      <text:p text:style-name="First_20_line_20_indent">- Ты что, с луны свалилась, мелкая? За рубку деревьев тут такой штраф влепят, мало не покажется. А у меня были специальные поленья, берёзовые, тут <text:s/>такие не достать. Ну, пожалуйста, найди, а? я в <text:s/>долгу не останусь!</text:p>
      <text:p text:style-name="First_20_line_20_indent">«Ура!» - возликовала я. – Конечно, помогу.</text:p>
      <text:p text:style-name="First_20_line_20_indent">Турист радостно кивнул и снова склонился над мясом, а я достала ножик, с которым никогда не расставалась, и углубилась в кусты.</text:p>
      <text:p text:style-name="First_20_line_20_indent">Тут, наверное, надо пояснить, почему я так радовалась. Поринги – это такие странные создания, больше всего напоминающие большие резиновые мячи розового цвета. Только в местной роще я впервые увидела их и была просто очарована, пока не узнала об их привычках. А по привычкам они были просто хулиганами. Не знаю, как они размножались и чем питались, но в окрестностях их было просто немеряно, и они воровали всё, что попадалось у них на пути. Стоило только зазеваться, и ты можешь лишиться не только бутерброда, но и корзинки, в которой они находились. <text:s/>За тушки порингов, точнее, за их оболочки можно было урвать и денежек. Но на рынке были они в избытке, потому много не стоили.</text:p>
      <text:p text:style-name="First_20_line_20_indent">Не обращая внимание на попадающихся по пути лунатиков, на которых в иное время обязательно бы отвлеклась, я выискивала розовых хулиганов. И буквально через минуту уже натолкнулась на первого. Он деловито скакал в сторону ближайшей дороги, не глядя по сторонам, и он явно что-то проглотил совсем недавно, так как при прыжках его отчаянно мотало из стороны в сторону. Подкравшись со спины, я ткнула его ножом и с громким хлопком он лопнул. На земле остались только его шкура, <text:s/>из которой я вытащила полено. Оно действительно было из необычного дерева и явно не самое дешёвое.</text:p>
      <text:p text:style-name="First_20_line_20_indent">Уже через полчаса я истребила всех порингов поблизости от поляны, где встретила Туриста и добыла с них 10 поленьев. Всего десять, но каких! Интересно, сколько ж за них было уплачено? Яблоки, которые поринги успели проглотить, но не прожевать, я тщательно протёрла и убрала к себе в сумку. Когда денег нет, особо не побрезгуешь.</text:p>
      <text:p text:style-name="First_20_line_20_indent">Турист был рад, мясо уже мариновалось в тазике, и он тут же стал разводить костёр.</text:p>
      <text:p text:style-name="First_20_line_20_indent">- Держи, заработала! – он протянул мне нож, которым разделывал до того мясо.</text:p>
      <text:p text:style-name="First_20_line_20_indent"><text:soft-page-break/>Мой нож был самым простым и дешёвым , откуда ж можно было взять хороший, а этот, подаренный, был гораздо круче. Он был немного больше, но с красивой крепкой рукояткой и искривлённым остро заточенным лезвием.</text:p>
      <text:p text:style-name="First_20_line_20_indent">- Слу-ушай, у меня к тебе ещё просьба есть.</text:p>
      <text:p text:style-name="First_20_line_20_indent">Я с трудом оторвалась от изучения нового ножа.</text:p>
      <text:p text:style-name="First_20_line_20_indent">- Ты, похоже, тут <text:s/>как у себя дома… а у меня куда-то подружка подевалась. Ты не могла б найти её? Её зовут Септиена, она <text:s/>живёт за песчаными карьерами и уже должна была прийти, да что-то не видать её. А я, сама видишь, не могу отойти. Ну, пожалуйста!</text:p>
      <text:p text:style-name="First_20_line_20_indent">Да для человека, сделавшего мне такой подарок, я могла сделать что угодно!</text:p>
      <text:p text:style-name="First_20_line_20_indent">- Погоди!.. Там жарковато будет, вон, возьми накидку, – он дал мне плащ. – Можешь тоже оставить себе.</text:p>
      <text:p text:style-name="First_20_line_20_indent">Уии-и-и-и! Я чуть не прыгала от радости, ибо моя рубаха уже трещала по швам и того и гляди могла окончательно сгнить и расползтись по швам.</text:p>
      <text:p text:style-name="First_20_line_20_indent">Я неслась как на крыльях, оставив позади и поляну с Туристом, и близлежащие поля, порингов, лунатиков…</text:p>
      <text:p text:style-name="First_20_line_20_indent"/>
      <text:p text:style-name="First_20_line_20_indent">Песчаные карьеры облюбовали себе Пеко-Пеко, здоровые птицы с большими клювами. Красивые, но и опасные. Стоило только задеть одного, как другие птицы сразу же накидывались на тебя. Я сама однажды была свидетельницей этого зрелища, жуть! Не прошло и десяти секунд, как несчастный, посмевший напасть на птицу, помер.</text:p>
      <text:p text:style-name="First_20_line_20_indent">Через редкие крики Пеко-Пеко я услышала плач и бросилась туда. Это действительно была Септиена (/<text:span text:style-name="T1">navi</text:span> <text:span text:style-name="T1">moc</text:span>_<text:span text:style-name="T1">fild</text:span>01<text:span text:style-name="T1"> </text:span>170/270). Она сидела прямо на песке и всхлипывала.</text:p>
      <text:p text:style-name="First_20_line_20_indent">- Привет! Ты Септиена? Тебя твой друг ждёт.</text:p>
      <text:p text:style-name="First_20_line_20_indent">-При.. – Девушка закашлялась.</text:p>
      <text:p text:style-name="First_20_line_20_indent">- Извини, я тут заблудилась и ногу подвернула, - просипела она и закашлялась. – Попить есть что?</text:p>
      <text:p text:style-name="First_20_line_20_indent">Я растерялась. В таком состоянии Септиена сидела уже долго, я побоялась, что если ей дать яблоко, она им просто подавится.</text:p>
      <text:p text:style-name="First_20_line_20_indent">- Нет ничего. <text:s/>А ты идти не сможешь?</text:p>
      <text:p text:style-name="First_20_line_20_indent">Девушка покачала головой.</text:p>
      <text:p text:style-name="First_20_line_20_indent">Лихорадочно соображая, я решилась.</text:p>
      <text:p text:style-name="First_20_line_20_indent">- Так, сиди тут, я сбегаю…</text:p>
      <text:p text:style-name="First_20_line_20_indent">И помчалась, не дожидаясь ответа, обратно к туристу.</text:p>
      <text:p text:style-name="First_20_line_20_indent">- Ну не могу я отойти, - Турист развёл руками. – Видишь же сама, шашлык готовится.</text:p>
      <text:p text:style-name="First_20_line_20_indent">На мгновение он задумался.</text:p>
      <text:p text:style-name="First_20_line_20_indent">- Слушай, вот тебе бутылка сока, отнеси ей. Я ОЧЕНЬ тебя прошу!</text:p>
      <text:p text:style-name="First_20_line_20_indent"><text:soft-page-break/>Мысленно послав его в Нифльхейм, я взяла бутылку и помчалась обратно.</text:p>
      <text:p text:style-name="First_20_line_20_indent">Септиена была на том же месте, где я ей оставила. Жадно прильнув к бутылке с соком, она выпила всё её содержимое и заметно взбодрилась.</text:p>
      <text:p text:style-name="First_20_line_20_indent">- Где, говоришь, он? Севернее? А ну, пойдём, я ему покажу «занят он».</text:p>
      <text:p text:style-name="First_20_line_20_indent">- А можно бутылку забрать? – Я подумала, что смогу загнать её кому-нибудь из торгашей.</text:p>
      <text:p text:style-name="First_20_line_20_indent">- Конечно!</text:p>
      <text:p text:style-name="First_20_line_20_indent">И мы пошли к городу. Я думала о том, сколько выручу за всё, что мне досталось сегодня, Септиена, опираясь о моё плечо, ещё не раз высказала всё, что сделает со своим кавалером, а запах жареного мяса становился всё сильнее и сильнее.</text:p>
      <text:p text:style-name="First_20_line_20_indent">Когда мы подошли к костру, то увидели Туриста, пинками отгоняющего от импровизированного столика нескольких порингов. Септиена тут же растратила свой боевой пыл и бросилась к любимому. Они обнялись и поцеловались.</text:p>
      <text:p text:style-name="First_20_line_20_indent">Оторвавшись на миг, Турист дал мне несколько сочных прожаренных кусков мяса и серьёзно произнёс: <text:s/>«Спасибо тебе огромное!» После чего снова зарылся лицом в волосы девушки.</text:p>
      <text:p text:style-name="First_20_line_20_indent">А я пошла к своему импровизированному <text:s/>жилью, где и встретила закат, смакуя, как мне показалось, наивкуснейшее из того, что я когда-либо пробовала, мясо и заедая его спелыми яблоками.</text:p>
      <text:p text:style-name="First_20_line_20_indent"/>
      <text:h text:style-name="P1" text:outline-level="1">Не только ценный мех</text:h>
      <text:p text:style-name="First_20_line_20_indent"/>
      <text:p text:style-name="First_20_line_20_indent">К западу от Пронтеры протекала большая река, на которую мне нравилось ходить. Рыбалки там не было, но зато можно было поплескаться на мелководье. Там-то и случилось <text:s/>ещё одно событие, повлиявшее на мою жизнь.</text:p>
      <text:p text:style-name="First_20_line_20_indent">Был солнечный день, собственно, как и почти все дни тем летом. Утренний поход по городу не ознаменовался ничем интересным, и я решила пойти искупаться. Накануне я огородила участок в небольшой бухточке на реке и хотела посмотреть, может, хоть там появится какая-нибудь съедобная живность. Но до своей запруды я так и не дошла.</text:p>
      <text:p text:style-name="First_20_line_20_indent">Не дойдя до реки метров сто, я наткнулась на парня лет двадцати, который бил себя по лбу и приговаривал.</text:p>
      <text:p text:style-name="First_20_line_20_indent">- Торен, ты дебил! Дурак, идиот…дурак, дурак, дурак…</text:p>
      <text:p text:style-name="First_20_line_20_indent">-Ты чего? Привет!</text:p>
      <text:p text:style-name="First_20_line_20_indent">Торен (/<text:span text:style-name="T1">navi</text:span> <text:span text:style-name="T1">prt</text:span>_<text:span text:style-name="T1">fild</text:span>05<text:span text:style-name="T1"> </text:span>174/190) хмуро посмотрел на меня, но промолчал.</text:p>
      <text:p text:style-name="First_20_line_20_indent">- Эй, привет! Что случилось?</text:p>
      <text:p text:style-name="First_20_line_20_indent">- Вот какое твоё дело, а? Иди куда шла!</text:p>
      <text:p text:style-name="First_20_line_20_indent">- Да ладно тебе! Ну, что случилось?</text:p>
      <text:p text:style-name="First_20_line_20_indent">Парень шмыгнул носом.</text:p>
      <text:p text:style-name="First_20_line_20_indent"><text:soft-page-break/>- Тебе не понять, мелкая ещё.</text:p>
      <text:p text:style-name="First_20_line_20_indent">- Любовь, да? – много значительно и на полном серьёзе спросила я.</text:p>
      <text:p text:style-name="First_20_line_20_indent">- Угу, - глаза парня подозрительно заблестели.</text:p>
      <text:p text:style-name="First_20_line_20_indent">- Что, бросила?</text:p>
      <text:p text:style-name="First_20_line_20_indent">- Нет.</text:p>
      <text:p text:style-name="First_20_line_20_indent">- А что тогда? Поделись, легче станет!</text:p>
      <text:p text:style-name="First_20_line_20_indent">-Я увидел её тут, неподалёку. Она, кажется, гильдмастер мечников.</text:p>
      <text:p text:style-name="First_20_line_20_indent">Я присвистнула.</text:p>
      <text:p text:style-name="First_20_line_20_indent">- Угу… И я идиот, дурак… - он снова начал ругать себя.</text:p>
      <text:p text:style-name="First_20_line_20_indent">- Стоп, стоп... а в чём проблема-то?</text:p>
      <text:p text:style-name="First_20_line_20_indent">- Да я не запомнил где она тренируется.</text:p>
      <text:p text:style-name="First_20_line_20_indent">- Так поищи или спроси кого.</text:p>
      <text:p text:style-name="First_20_line_20_indent">- Я имя её забыл узнать! Идиот, дурак, - снова затянул он.</text:p>
      <text:p text:style-name="First_20_line_20_indent">Настроение было хорошим, времени свободного тоже хватало и я решила ему помочь.</text:p>
      <text:p text:style-name="First_20_line_20_indent">Не так уж и много женщин гильдмастеров-мечников, так что я отправилась в центр рекрутирования. Суровые мужики, пф! <text:s/>Тайны, пф! Да их любой вокруг пальца проведёт. Естественно, информацию раздобыть оказалось проще простого. Собственно, можно было даже и не ходить, оказалось тренировки той незнакомки, которую зовут Кариной (/<text:span text:style-name="T1">navi</text:span> <text:span text:style-name="T1">prt</text:span>_<text:span text:style-name="T1">fild</text:span>05 345/113), проходят не так уж и далеко от города, хоть и не там, где я видела этого несчастного влюблённого.</text:p>
      <text:p text:style-name="First_20_line_20_indent">- Эй, ты, иди сюда!</text:p>
      <text:p text:style-name="First_20_line_20_indent">Никогда не сомневалась в интеллекте и воспитанности мечников, но такое вот обращение к незнакомому человеку, конкретно, ко мне, покоробило.</text:p>
      <text:p text:style-name="First_20_line_20_indent">- Иди, иди, не обижу, - чуть миролюбивее произнесла Карина.</text:p>
      <text:p text:style-name="First_20_line_20_indent">- Приманки видишь? - она показала мне необычного вида морковки. Они были крупнее обычных, а главное, разноцветные.</text:p>
      <text:p text:style-name="First_20_line_20_indent">Я слышала про подобное, но никогда не встречала лично. Это были приманки. Некоторые животные просто обожают их, причем, отдельные особи до такой степени, что привязываются к человеку, который даст эти приманки животным. Пошевелив извилинами, я вспомнила, что такие вот морковки используются для приманки лунатиков.</text:p>
      <text:p text:style-name="First_20_line_20_indent">- Ну, вижу! – с вызовом ответила я.</text:p>
      <text:p text:style-name="First_20_line_20_indent">- Вот тебе пять штук, пойди и поймай мне лунатика!</text:p>
      <text:p text:style-name="First_20_line_20_indent">- Но я…</text:p>
      <text:p text:style-name="First_20_line_20_indent">- ТАК! – Карина повысила голос. – Просто пойди и поймай, а потом принеси мне!</text:p>
      <text:p text:style-name="First_20_line_20_indent">Миленько, ничего не скажешь. Но, получив тычок под зад, я с ускорением полетела в кусты.</text:p>
      <text:p text:style-name="First_20_line_20_indent"><text:soft-page-break/>Даже подумалось, а не сбежать ли мне, но тут с другой стороны кустов донеслось.</text:p>
      <text:p text:style-name="First_20_line_20_indent">- И учти, я тебя запомнила! Не вздумай сбежать!</text:p>
      <text:p text:style-name="First_20_line_20_indent">Ну, что ж делать. Пойдём ловить.</text:p>
      <text:p text:style-name="First_20_line_20_indent">Как назло, именно сегодня по пути не попалось ни одного лунатика, мне пришлось пройти южнее города, где этих зверей водилось больше, но и там пришлось потратить уйму времени, чтоб найти хотя б одного… который с удовольствием слопал приманку и ускакал прочь.</text:p>
      <text:p text:style-name="First_20_line_20_indent">- Ах ты!.. - <text:s/>я ринулась следом и наткнулась на целое семейство.</text:p>
      <text:p text:style-name="First_20_line_20_indent">Мысленно скрестив пальцы, я вытянула вперёд руку с ещё одной морковкой и замерла.</text:p>
      <text:p text:style-name="First_20_line_20_indent">Как выяснилось, волновалась я зря, тут же пара лунатиков подскочили ко мне, один слопал морковку, я тут же достала вторую и отдала другому… И они оба остались!</text:p>
      <text:p text:style-name="First_20_line_20_indent">- Йес! – опять же мысленно воскликнула я <text:s/>и, подхватив эту парочку, понеслась обратно к Карине.</text:p>
      <text:p text:style-name="First_20_line_20_indent">Та в нетерпении ходила по тренировочной площадке взад и вперёд, а увидев меня, бросилась навстречу.</text:p>
      <text:p text:style-name="First_20_line_20_indent">- Лу-на-ти-ик!, - чуть не завизжала она, как девчонка, выхватила одного из зверёнышей у меня и уткнулась в него носом.- Всё, вали отсюда! Брысь!</text:p>
      <text:p text:style-name="First_20_line_20_indent">Я и ушла. Ушла искать этого несчастного влюблённого, размышляя, кто из них двух с большими странностями, Торен или Карина…</text:p>
      <text:p text:style-name="First_20_line_20_indent">- Нашла я твою любовь, её имя – Карина, а тренируется она не так далеко отсюда, мог бы и сам найти.</text:p>
      <text:p text:style-name="First_20_line_20_indent">Я еле успела договорить, как парень сорвался с места и побежал в ту сторону, куда я показала.</text:p>
      <text:p text:style-name="First_20_line_20_indent">- Вот и помогай после этого людям, - проворчала я.</text:p>
      <text:p text:style-name="First_20_line_20_indent">- Спа-си-бо! – донеслось <text:s/>до меня от убегающего Торена.</text:p>
      <text:p text:style-name="First_20_line_20_indent">Я глубоко вздохнула, взглянула на оставшиеся приманки, погрузившись в сладостные мечты о том, сколько выручу за них у торгашей и, перехватив поудобнее лунатика, пошла к речке.</text:p>
      <text:p text:style-name="First_20_line_20_indent"/>
      <text:h text:style-name="P1" text:outline-level="1">Путёвка в жизнь</text:h>
      <text:p text:style-name="First_20_line_20_indent"/>
      <text:p text:style-name="First_20_line_20_indent">Время шло. Перебиваясь случайными заработками, обычно за счёт продажи шкурок лунатиков да хлама, который наворовали поринги, я так и жила, изредка скучая по оставленным родственникам да размышляя о своём будущем.</text:p>
      <text:p text:style-name="First_20_line_20_indent">Сезон холодов был не за горами, а я до сих пор не накопила ни на крышу над головой, ни даже на теплую одежду. Слоняясь по городу и его окрестностям, я влипала и в истории. Чаще всего это случалось к югу от Пронтеры, в наиболее «цивилизованных» краях.</text:p>
      <text:p text:style-name="First_20_line_20_indent"><text:soft-page-break/>Однажды рыбак (/<text:span text:style-name="T1">navi</text:span> <text:span text:style-name="T1">prt</text:span>_<text:span text:style-name="T1">fild</text:span>08 337/303), который посулил мне большую награду, если я ему принесу палку, которую у него украл Дропс, не только не дал мне награды, а ещё и присвоил ножик, тот самый, с которым я приехала из дома.</text:p>
      <text:p text:style-name="First_20_line_20_indent">Другой раз я, как дурочка, купилась на угрозы магички (/<text:span text:style-name="T1">navi</text:span> <text:span text:style-name="T1">prt</text:span>_<text:span text:style-name="T1">fild</text:span>08 80/132), из-за которой мне пришлось <text:s/>заказать посылку аж из Пайона, а оказалось, что эта неумёха даже фаерболы пускать не умеет. Я тогда злилась целых три дня и специально приманивала порингов к дому, где она живёт.</text:p>
      <text:p text:style-name="First_20_line_20_indent">Однажды в восточном лесу повстречала Эклипса. Это такой здоровый зверюга, похожий на лунатика, только синий и крупнее раза в два. Мне повезло, что рядом было дерево, а то этот неправильный заяц меня чуть не загрыз. Бррр! Я потом неделю своего ручного лунатика трогала с осторожностью.</text:p>
      <text:p text:style-name="First_20_line_20_indent">Как-то раз забралась в рощу гигантских сверчков. Там давали бесплатные уроки танцев (/<text:span text:style-name="T1">navi</text:span> <text:span text:style-name="T1">prt</text:span>_<text:span text:style-name="T1">fild</text:span>07 203/105), но оказалось, что не такие уж они и бесплатные и от меня потребовали ногу Вокала. Вокала!!! Если кто не в курсе, эта тварь ещё хуже Эклипса, здоровенная такая саранча, которая мало того что крупная сама по себе, ещё и со стаей сверчков поменьше бегает. Видела я его издалека. Посмотрела и решила, ну их, эти танцы…</text:p>
      <text:p text:style-name="First_20_line_20_indent">Но однажды произошло то, что по-настоящему изменило мою будущую жизнь.</text:p>
      <text:p text:style-name="First_20_line_20_indent"/>
      <text:p text:style-name="First_20_line_20_indent">На северо-востоке Пронтеры <text:s/>есть большая церковь. Наверное, это главная церковь всего Мидгарда. Я часто проходила мимо, никогда не заходя внутрь. Да и зачем? Что я там забыла? Но в этот день <text:s/>я проходила мимо кладбища за церковью, когда меня кто-то окликнул.</text:p>
      <text:p text:style-name="First_20_line_20_indent">Это был толстый монах (/<text:span text:style-name="T1">navi</text:span> <text:span text:style-name="T1">prontera</text:span> 273/351).</text:p>
      <text:p text:style-name="First_20_line_20_indent">- Эй, девушка, подойди сюда, - позвал он меня и чуть подумав, добавил. – Дитя моё.</text:p>
      <text:p text:style-name="First_20_line_20_indent">Не сказать, что я люблю, уважаю или боюсь всяких там священников, но всё же подошла.</text:p>
      <text:p text:style-name="First_20_line_20_indent">Опёршись об ограду, тот устало улыбнулся.</text:p>
      <text:p text:style-name="First_20_line_20_indent">- Ты не могла б помочь в одном… ритуале?</text:p>
      <text:p text:style-name="First_20_line_20_indent">Я пожала плечами.</text:p>
      <text:p text:style-name="First_20_line_20_indent">- Это ненадолго, - торопливо пробормотал монах. – Ну, пожалуйста!</text:p>
      <text:p text:style-name="First_20_line_20_indent">- Ну…. Ладно. А что надо?</text:p>
      <text:p text:style-name="First_20_line_20_indent">- Ни-че-го, - сразу повеселев, <text:s/>пропел монах. – Просто нам нужен пятый.</text:p>
      <text:p text:style-name="First_20_line_20_indent">Чтоб соображали на троих, это я в курсе, но пятеро. Что это за ритуал такой?</text:p>
      <text:p text:style-name="First_20_line_20_indent">- Нашёл пятого, брат Хэнсон?</text:p>
      <text:p text:style-name="First_20_line_20_indent">- Нашёл, нашёл, брат Картнер! Вот! – он вытолкнул меня вперёд.</text:p>
      <text:p text:style-name="First_20_line_20_indent">Картнер критически осмотрел меня, взял за плечи и поставил рядом с собой.</text:p>
      <text:p text:style-name="First_20_line_20_indent">Тут я увидела, что стою в углу пентаграммы.</text:p>
      <text:p text:style-name="First_20_line_20_indent">- Э-э, вы что?!</text:p>
      <text:p text:style-name="First_20_line_20_indent">- Да тихо ты! – гаркнул на меня Картнер.</text:p>
      <text:p text:style-name="First_20_line_20_indent"><text:soft-page-break/>Хэнсон боязливо вздрогнул и успокаивающе помахал рукой.</text:p>
      <text:p text:style-name="First_20_line_20_indent">- Это не то, что ты думаешь, всё хорошо!</text:p>
      <text:p text:style-name="First_20_line_20_indent">- Хорошо? Вы что, вызвать демона какого-то решили?!</text:p>
      <text:p text:style-name="First_20_line_20_indent">- Вообще-то, это не ваше дело, маленькая леди! – строго произнёс Картнер. – Но нет причин для беспокойства. Дело в том, что не так давно умерла сестра Ребекка, а к сожалению, только она знает, где… ну, не важно. В общем, умерла она не сама по себе, и мы решили…</text:p>
      <text:p text:style-name="First_20_line_20_indent">Видно было, как он собрался духом.</text:p>
      <text:p text:style-name="First_20_line_20_indent">- … и мы решили её воскресить! Но для ритуала надо пять человек.</text:p>
      <text:p text:style-name="First_20_line_20_indent">- Ничего сатанинского, просто святой ритуал, - снова торопливо протараторил брат Хэнсон.</text:p>
      <text:p text:style-name="First_20_line_20_indent">- Ну… это… если что, я убегу! – сразу предупредила я.</text:p>
      <text:p text:style-name="First_20_line_20_indent">Брат Хэнсон снова успокаивающе помахал руками, а брат Картнер начал читать молитву.</text:p>
      <text:p text:style-name="First_20_line_20_indent">Линии пентаграммы засветились серебристым светом, и над ними поднялась лёгкая дымка. По мере чтения молитвы, голос читающего монаха становился всё громче, пентаграмма светилась всё ярче, а туман всё гуще и гуще, пока не стал абсолютно непроницаемым. Последние слова молитвы брат Картнер уже выкрикивал, и я подумала, как это выглядит со стороны, для тех, кто по ту сторону кладбищенской ограды.</text:p>
      <text:p text:style-name="First_20_line_20_indent">Последний возглас, туман застыл и моментально исчез, а в самом центре пентаграммы стояла, пошатываясь, женщина в монашеском одеянии.</text:p>
      <text:p text:style-name="First_20_line_20_indent">- Сестра Ребекка! – Воскликнул один из молчавших до сих пор монахов и просился к ней, подхватив монашку под руку.</text:p>
      <text:p text:style-name="First_20_line_20_indent">Лицо брата Хэнсона светилось от радости, он схватил меня за руки и долго их тряс.</text:p>
      <text:p text:style-name="First_20_line_20_indent">- Спасибо, спасибо, - на его глаза навернулись слёзы. – Ты просто не представляешь, как <text:s/>помогла нам.</text:p>
      <text:p text:style-name="First_20_line_20_indent">А за тем ко мне подошёл брат Картнер и серьёзно произнёс.</text:p>
      <text:p text:style-name="First_20_line_20_indent">- Ты нам очень помогла. Чем ты занимаешься, дитя моё? Ты не думала послужить Богу, церкви и людям?</text:p>
      <text:p text:style-name="First_20_line_20_indent">- Вы что, зовёте меня к себе?</text:p>
      <text:p text:style-name="First_20_line_20_indent">Он торжественно кивнул.</text:p>
      <text:p text:style-name="First_20_line_20_indent">И это заставило меня задуматься. Холода близко, а тут мне предлагали и кров, и <text:s/>стол… Но быть монашкой? Об этом ли я мечтала?</text:p>
      <text:p text:style-name="First_20_line_20_indent">-И что, всё время сидеть в четырёх стенах? А мой лунатик?</text:p>
      <text:p text:style-name="First_20_line_20_indent">Брат Картнер рассмеялся.</text:p>
      <text:p text:style-name="First_20_line_20_indent">- Где ты наслушалась такого? Мы – церковь прогрессивная. Мы не запираем своих послушников, ты сможешь свободно выходить в город и за его пределы. Ну, что, ты согласна?</text:p>
      <text:p text:style-name="First_20_line_20_indent">Я махнула рукой.</text:p>
      <text:p text:style-name="First_20_line_20_indent">- Да! – Решительно произнесла я и открыла следующую страницу своей книги жизни.</text:p>
      <text:p text:style-name="First_20_line_20_indent"><text:soft-page-break/></text:p>
      <text:h text:style-name="P1" text:outline-level="1">Райский уголок</text:h>
      <text:p text:style-name="First_20_line_20_indent"/>
      <text:p text:style-name="First_20_line_20_indent">Дни шли за днями, и я понемногу проникалась бытом послушницы. Как и говорил брат Картнер, жизнь моя совсем не походила на то, что мне описывали когда-то. Больше всего это напоминало учебу в университете. Да, я жила в келье, училась всяческим молитвам и обрядам, но полдня, а то и почти весь день у меня оставались свободными, в моём собственном распоряжении, так что я по-прежнему могла ходить купаться, охотиться на порингов. <text:s/>И я даже стала понемногу откладывать деньги, не знаю ещё, на что, ибо одеждой и едой меня снабжали, но я то и дело покупала на рынке какую-нибудь вкусняшку. А вот нож у меня отобрали. Как мне пояснили, пользоваться холодным оружием послушникам категорически запрещалось. Дубины и посохи – да. И никаких копий, мечей или даже ножей. Как при этом свежевать лунатиков или порингов, мне так никто и не пояснил.</text:p>
      <text:p text:style-name="First_20_line_20_indent">А ещё, я начала скучать. Саймон, тот торговец, что привёз меня когда-то в Пронтеру, снова уехал в дальнюю и долгую поездку, а друзей я так и не завела. Другие послушники и послушницы были… собратьями, но не друзьями.</text:p>
      <text:p text:style-name="First_20_line_20_indent">В коридорах церкви я приметила странного типа. Он явно был не церковником, но постоянно стоял <text:s/>со скучающим видом. <text:s/>Я спрашивала других послушников, кто это, но никто не знал. И похоже, кроме меня это никого и не интересовало. Естественно, моё любопытство не могло не заставить меня подойти и заговорить с ним.</text:p>
      <text:p text:style-name="First_20_line_20_indent">- Я - служащий «Райского уголка», - скучающим, ничего не выражающим тоном сообщил мне тот тип.</text:p>
      <text:p text:style-name="First_20_line_20_indent">- А что это за «Райский уголок»?</text:p>
      <text:p text:style-name="First_20_line_20_indent">- Это наш офис, а я его служащий, - всё таким же скучным, ничего не выражающим голосом произнёс этот тип. – Желаете посетить?</text:p>
      <text:p text:style-name="First_20_line_20_indent">- Да! – ответила я, что было логично.</text:p>
      <text:p text:style-name="First_20_line_20_indent">- Пожалуйста! – он махнул рукой.</text:p>
      <text:p text:style-name="First_20_line_20_indent">«Какого Нифльхейма?!», - пронеслось в моей голове.</text:p>
      <text:p text:style-name="First_20_line_20_indent">Ещё мгновение назад я была в старом церковном коридоре, как вдруг оказалась в каком-то зале. У одной из стен располагался большой стол, за которым сидел бюрократического вида тип. За его спиной висел большой плакат с надписью «Добро пожаловать в Райский Уголок»</text:p>
      <text:p text:style-name="First_20_line_20_indent">- Извините, а что это за место?</text:p>
      <text:p text:style-name="First_20_line_20_indent">Человек за столом посмотрел на меня, как на идиотку.</text:p>
      <text:p text:style-name="First_20_line_20_indent">- Это – офис «Райского уголка».</text:p>
      <text:p text:style-name="First_20_line_20_indent">- Да не, это-то я поняла, а что тут происходит?</text:p>
      <text:p text:style-name="First_20_line_20_indent">В этот раз мне молча протянули рекламную книжечку. Я раскрыла её и стала вчитываться в красиво отпечатанные слова.</text:p>
      <text:p text:style-name="First_20_line_20_indent"><text:soft-page-break/>«Вы полны сил и желания заработать? У вас есть время, но нет денег? Мы поможем! Добровольное общество охотников за головами «Райский уголок» приветствует вас! Мы готовы предложить Вам разнообразные задания на любой вкус и заплатить за их выполнение! Никаких человекоубийств, никакого нарушения закона, только добрая воля собственные силы и капелька удачи!»</text:p>
      <text:p text:style-name="First_20_line_20_indent">- Охотники за головами без человеческих жертв? – с иронией переспросила я. – Это как?</text:p>
      <text:p text:style-name="First_20_line_20_indent">- Берёшь задание, убиваешь монстров, получаешь награду, - вздыхая, произнёс тип за столом. Было видно, что и этот вопрос ему задают не в первый раз.</text:p>
      <text:p text:style-name="First_20_line_20_indent">- А что надо сделать, чтоб взять задание?</text:p>
      <text:p text:style-name="First_20_line_20_indent">- Зарегистрироваться, конечно! – как само собой разумеющееся последовал ответ.</text:p>
      <text:p text:style-name="First_20_line_20_indent">В моей голове пронеслась молнией мысль о том, что хуже не будет. Я схватила со стола анкету, вписала своё имя и подтолкнула её сидящему. Тот лениво взглянул на бумагу, пальчиком придвинул её себе , другой рукой достал из ящика стола лиловую брошку и щелчком отправил её мне.</text:p>
      <text:p text:style-name="First_20_line_20_indent">- Вон там, справа, есть стенды, иди выбирай себе задание. Сдашь распорядителю рядом. Удачи!</text:p>
      <text:p text:style-name="First_20_line_20_indent">- А можно позже взять.</text:p>
      <text:p text:style-name="First_20_line_20_indent">Служащий офиса пожал плечами.</text:p>
      <text:p text:style-name="First_20_line_20_indent">- Как хочешь.</text:p>
      <text:p text:style-name="First_20_line_20_indent">Я решила не спешить с заданиями, подошла к двери напротив стола, открыла дверь и… оказалась снова в коридоре церкви рядом с иронично глядящим на меня агентом «Райского уголка». Я натянуто улыбнулась ему, повертела в руках полученную брошку и прицепила поверх накидки.</text:p>
      <text:p text:style-name="First_20_line_20_indent">И тут <text:s/>меня как током ударило. Я вдруг вспомнила, что уже видела такие брошки, и не раз, у многих людей, даже обитателей церкви. Ничего себе!</text:p>
      <text:p text:style-name="First_20_line_20_indent">Что-то мне подсказало, что уже очень скоро меня ждут новые приключения…</text:p>
      <text:p text:style-name="First_20_line_20_indent"/>
      <text:h text:style-name="P1" text:outline-level="1">Колобок, колобок</text:h>
      <text:p text:style-name="First_20_line_20_indent"/>
      <text:p text:style-name="First_20_line_20_indent">Когда холода прошли, я снова стала целыми днями гулять за пределами Пронтеры. Но, конечно, приходилось посещать и занятия. Первые полгода были нудными и скучными, мы учили историю Мидгарда, Ордена Света, зубрили наизусть молитвы. Это было скучно и нудно. Нет, не так. Это было ОЧЕНЬ нудно и скучно. Но зато потом… Что было потом, окупило наши мучения сторицей, ибо мы начали изучать УМЕНИЯ. Умение лечения позволяло заживлять всякие царапины и порезы Говорят, старые монахи умели исцелять даже серьёзные раны. Это было здорово, но не сказать, чтоб так уж необходимо, ибо мы и так не особо калечились.</text:p>
      <text:p text:style-name="First_20_line_20_indent">А потом… Потом мы стали изучать пространство и материю. Сперва нам показали как настолько уплотнить воздух вокруг себя, что можно было остановить стрелу. Конечно, навык не <text:soft-page-break/>казался нам настолько уж важным, воевать из нас всё равно никто не собирался, а те же поринги, например, стрелы не пускают. Но и это было лишь прелюдией. Потом нам показали, как можно перемещать в пространстве себя! Да, не очень на большие расстояния, но всё же перемещаться! К сожалению, на территории церкви телепортироваться было строжайше запрещено, потому для экспериментов, а больше – баловства, нам приходилось выходить на открытый воздух. Чаще всего я, как и другие послушники, развлекалась этим за городской чертой, так как контролировать, куда занесёт после очередного прыжка, не получалось и всегда был риск застрять в какой-нибудь щели или ещё хуже, попасть под ноги полиции или (Самое страшное) наших наставников.</text:p>
      <text:p text:style-name="First_20_line_20_indent">Но когда я выбиралась на свои прогулки, я развлекалась вволю. Вот только эти прыжки требовали немало усилий, поэтому время от времени приходилось делать перерывы. Но всё же телепортация позволяла мне забираться гораздо дальше тех мест, где я бывала до сих пор.</text:p>
      <text:p text:style-name="First_20_line_20_indent">Вот меня и занесло однажды в дальнюю рощицу за песчаным карьером. Я тут никогда ещё не бывала и была поражена тем количеством порингов и их родственников, что там обитали. Просто удивительно, как вся эта орава не добралась до сих пор до Пронтеры, но мне показалось, что они не очень любят песок, видимо, всё дело в этом. Но тут они чувствовали себя вольготно. И розовые поринги, и жёлтые дропсы, фиолетовые марины (хотя мне всегда казалось, что они водятся только в более холодных регионах), а так же <text:s/>зелёные попоринги. Этих я предпочитала не трогать, ибо шкура у них была плотнее, чем у порингов, а кусались они больнее, да ещё могли выплёвывать ядовитое облако. Кстати, довольно вонючее. И язвы от этого яда не заживали довольно долго.</text:p>
      <text:p text:style-name="First_20_line_20_indent">Я всё ещё осматривалась, изредка телепортируясь то в один угол, то в другой, как вдруг услышала, как меня кто-то окликнул.</text:p>
      <text:p text:style-name="First_20_line_20_indent">- Эй, ты!</text:p>
      <text:p text:style-name="First_20_line_20_indent">Я осмотрелась, но никого не заметила и уже собиралась прыгнуть дальше, когда тот же голос снова ко мне обратился.</text:p>
      <text:p text:style-name="First_20_line_20_indent">- Да, да, я с тобой говорю, послушница. Привет!</text:p>
      <text:p text:style-name="First_20_line_20_indent">Сказать, что я удивилась, значит ничего не сказать. Со мной разговаривал попоринг! (/<text:span text:style-name="T1">navi</text:span> <text:span text:style-name="T1">pay</text:span>_<text:span text:style-name="T1">fild</text:span>04 44/188) <text:s/>Зелёное создание, напоминающее гигантский незрелый помидор, РАЗГОВАРИВАЛО!</text:p>
      <text:p text:style-name="First_20_line_20_indent">- П-привет!</text:p>
      <text:p text:style-name="First_20_line_20_indent">- Ну, что уставилась? Никогда не видела говорящего попоринга?</text:p>
      <text:p text:style-name="First_20_line_20_indent">- Вообще-то нет.</text:p>
      <text:p text:style-name="First_20_line_20_indent">- Ну, теперь увидела. Поди сюда, дело есть!</text:p>
      <text:p text:style-name="First_20_line_20_indent">Бояться особо было нечего, и я подошла.</text:p>
      <text:p text:style-name="First_20_line_20_indent">- Есть у меня друг, Лунатик. Не могла б ты передать от меня кое-что.</text:p>
      <text:p text:style-name="First_20_line_20_indent">- А сам что не сходишь? – с толикой подозрения спросила я.</text:p>
      <text:p text:style-name="First_20_line_20_indent">- Сам? В Пронтеру?! Спасибо, мне ещё пожить хочется! Ну пожа-а-алуй-ста-а!</text:p>
      <text:p text:style-name="First_20_line_20_indent">- Ну, ладно, ладно, а что передать-то?</text:p>
      <text:p text:style-name="First_20_line_20_indent">- А вот! – и он плюнул в меня. Плюнул! Ну не гад ли?</text:p>
      <text:p text:style-name="First_20_line_20_indent">У меня аж потемнело в глазах, а потом… Потом что-то изменилось.</text:p>
      <text:p text:style-name="First_20_line_20_indent"><text:soft-page-break/>- Вот так-то лучше, не любит он людей… Ну так вот, передай ему, что встреча будет через два дня на старом месте.</text:p>
      <text:p text:style-name="First_20_line_20_indent">Странно, но теперь этот необычный попоринг смотрелся гораздо ближе и крупнее, чем раньше. Я аж вздрогнула и отступила назад. Точнее, попыталась. И всё качнулось у меня перед глазами.</text:p>
      <text:p text:style-name="First_20_line_20_indent">- Что за… Что…</text:p>
      <text:p text:style-name="First_20_line_20_indent">Я хотела повернуть голову, но не смогла. Чуть не потеряла равновесие и вытянула руку, чтоб не упасть… Точнее, я попыталась её вытянуть, но… не смогла и этого.</text:p>
      <text:p text:style-name="First_20_line_20_indent">- Что ты сделал?! – в моём голосе явно читалась истерика. </text:p>
      <text:p text:style-name="First_20_line_20_indent">- Превратил в поринга, а что? – С невинным выражением на своей морде спросил попроинг.</text:p>
      <text:p text:style-name="First_20_line_20_indent">Я запаниковала. Такого ужаса я ещё никогда не испытывала.</text:p>
      <text:p text:style-name="First_20_line_20_indent">- Да успокойся, успокойся, верну я тебе твой облик… потом… - кажется, зелёный негодяй наслаждался моим видом.- Ну, беги, он где-то у городской стены гуляет.</text:p>
      <text:p text:style-name="First_20_line_20_indent">И я попрыгала. Ну, а что мне оставалось делать? Только выполнить поручение попоринга и надеяться, что никто меня не пришибёт, приняв за обычного поринга.</text:p>
      <text:p text:style-name="First_20_line_20_indent">Но самым сложным оказалось пересечь <text:s/>песчаный карьер. Пока я была в обличии розового мячика, мне никак не удавалось телепортироваться, а прыгать по барханам было мягко говоря, неудобно.</text:p>
      <text:p text:style-name="First_20_line_20_indent">Пришлось пройтись, точнее, пропрыгать и у городской стены, пока я не нашла лунатика. (/<text:span text:style-name="T1">navi</text:span> <text:span text:style-name="T1">prt</text:span>_<text:span text:style-name="T1">fild</text:span>08 101/373) Тот сидел, закатив глаза и как будто медитировал.</text:p>
      <text:p text:style-name="First_20_line_20_indent">- Привет!</text:p>
      <text:p text:style-name="First_20_line_20_indent">- Ммммм…</text:p>
      <text:p text:style-name="First_20_line_20_indent">- ПРИВЕТ! – погромче повторила я.</text:p>
      <text:p text:style-name="First_20_line_20_indent">- Ну что ты шумишь? Я не глухой!</text:p>
      <text:p text:style-name="First_20_line_20_indent">- Меня к тебе попоринг послал.</text:p>
      <text:p text:style-name="First_20_line_20_indent">- И чтоооо?</text:p>
      <text:p text:style-name="First_20_line_20_indent">«Да он пьяный!» - пронеслось у меня в голове.</text:p>
      <text:p text:style-name="First_20_line_20_indent">- Он просил передать, что встреча будет послезавтра на старом месте.</text:p>
      <text:p text:style-name="First_20_line_20_indent">- И чтоооо?</text:p>
      <text:p text:style-name="First_20_line_20_indent">- Ну… как бы… может, что-то передать ему обратно?</text:p>
      <text:p text:style-name="First_20_line_20_indent">- Чтоооо? Чем ты вообще докажешь, что от негоооо?</text:p>
      <text:p text:style-name="First_20_line_20_indent">Я растерялась. Честно говоря, я и подумать не могла, что это понадобится.</text:p>
      <text:p text:style-name="First_20_line_20_indent">- Я не знаю.</text:p>
      <text:p text:style-name="First_20_line_20_indent">- Ммммм, - казалось, лунатик заснул, но потом снова очнулся.- Если ты правда от него, докажи.</text:p>
      <text:p text:style-name="First_20_line_20_indent">Знать бы как! Но, если я не хотела провести остаток дней в обличии поринга, видимо, придётся как-то поладить с этими животными. И я поскакала обратно к зелёному негодяю.</text:p>
      <text:p text:style-name="First_20_line_20_indent"><text:soft-page-break/>А тот сидел на старом месте и явно поджидал меня.</text:p>
      <text:p text:style-name="First_20_line_20_indent">- Ну, как?</text:p>
      <text:p text:style-name="First_20_line_20_indent">- Нашла, но он требует доказательств, что я <text:s/>от тебя.</text:p>
      <text:p text:style-name="First_20_line_20_indent">- Ну так передай ему…</text:p>
      <text:p text:style-name="First_20_line_20_indent">Тут он рассказал кое-что, что я не осмелюсь изложить на бумаге, но думаю, в тот самый миг я стала первым в мире красным от стыда порингом.</text:p>
      <text:p text:style-name="First_20_line_20_indent">Вернувшись к лунатику, я передала ему то, что мне сказал попоринг, а потом снова упрыгала к зелёному извращенцу.</text:p>
      <text:p text:style-name="First_20_line_20_indent">- Ну вот, видишь, ничего страшного! – сказал он и неожиданно прыгнул на меня.</text:p>
      <text:p text:style-name="First_20_line_20_indent">Я почувствовала удар, у меня потемнело в глазах и…</text:p>
      <text:p text:style-name="First_20_line_20_indent">Я проснулась.</text:p>
      <text:p text:style-name="First_20_line_20_indent">Сердце бешено билось в груди, в келье было темно, слышался только хруст. Видимо, это мой лунатик что-то грыз.</text:p>
      <text:p text:style-name="First_20_line_20_indent">Я проверила руки и ноги, Всё было на месте.</text:p>
      <text:p text:style-name="First_20_line_20_indent">Осушив стакан воды, я посмотрела в окно. Ночь, на небе ни облачка, только луна светила висела <text:s/>в окружении нескольких звёзд.</text:p>
      <text:p text:style-name="First_20_line_20_indent">Я посмотрела на своего питомца, тот сидел в своей коробке и хрустел капустным листом.</text:p>
      <text:p text:style-name="First_20_line_20_indent">- Эй, а где ты его взял?</text:p>
      <text:p text:style-name="First_20_line_20_indent">Хруст стал гораздо энергичнее.</text:p>
      <text:p text:style-name="First_20_line_20_indent">Я точно помнила, что единственный вилок капусты, специально заготовленный для лунатика, я запирала в тумбочке. Ну да ладно. Я махнула рукой и легла обратно в кровать. Уже засыпая, я услышала от коробки с лунатиком как будто подвыпивший голос.</text:p>
      <text:p text:style-name="First_20_line_20_indent">- Мммм…</text:p>
      <text:p text:style-name="First_20_line_20_indent"/>
      <text:h text:style-name="P1" text:outline-level="1">На свежем воздухе</text:h>
      <text:p text:style-name="First_20_line_20_indent"/>
      <text:p text:style-name="First_20_line_20_indent">Закончился очередной год обучения, часть послушников решила переехать в восточный монастырь, где, как ходили слухи, больше времени уделялось физическим упражнениям, нежели духовным, и в стенах церковного университета стало гораздо скучнее. Уже не было толп учеников, снующих туда-сюда, да и многие преподаватели разъехались кто куда, и в коридорах поселилось эхо. Кто-то говорил, что оно живое. Но я считала это просто очередной легендой. Подтвердить или опровергнуть это всё равно никто не мог.</text:p>
      <text:p text:style-name="First_20_line_20_indent">Отшумел городской фестиваль весны, но ему на смену пришли летние юношеские игры. Большинство состязаний носили спортивный характер, и мало кто из послушников участвовал в них, ведь нам не давали пользоваться большинством своих умений. Впрочем, некоторые конкурсы подходили и нам, например, тот же поиск девилинга. Правила там были совсем <text:soft-page-break/>несложные. Выбиралось два человека, один наряжался в костюм ангелинга, а другой в костюм девилинга. Ну, вживую я их никогда не видела, потому в сходство с реальными монстрами оставалось верить на слово. Оба избранных прятались где-то в лесу и надо было найти сперва «ангелинга» (/<text:span text:style-name="T1">navi</text:span> <text:span text:style-name="T1">moc</text:span>_<text:span text:style-name="T1">fild</text:span>02 232/216), который давал подсказки, где прячется «девилинг» (/<text:span text:style-name="T1">navi</text:span> <text:span text:style-name="T1">moc</text:span>_<text:span text:style-name="T1">fild</text:span>02 343/102). А после нахождения последнего надо было снова найти «ангелинга» быстрее всех остальных. Глупое соревнование, но многим оно нравится.</text:p>
      <text:p text:style-name="First_20_line_20_indent">После окончания игр и наступления каникул, я решила немного попутешествовать. <text:s/>Я давно слышала о Пайоне, это большой лесной город на востоке Мидгарда, более того, это было не так далеко от моих родных мест. Но в этот раз <text:s/>- никаких торговцев! Никакой тряски в фургоне, не-ет! У меня были наличные, которые я могла потратить, и я впервые решила воспользоваться услугами Кафры. Служба Кафры уже давно прочно обосновалась во всех крупных городах Мидгарда, и даже за его пределами, <text:s/>не все их услуги были дешёвыми. Но оно того стоило. Личный сундук для хранения вещей, доступный <text:s/>практически из любой точки, где есть представители Кафры, аренда телеги и то, что меня по-настоящему заинтересовало, мгновенный телепорт в <text:s/>другой город. <text:s/>К сожалению, не в любое поселение можно было попасть так вот сразу, иной раз приходилось посещать ещё какой-то город по пути, но сама по себе возможность попасть в место назначения моментально, не тратя уйму времени на путешествие, меня просто поразила. Естественно, я не могла игнорировать ТАКОЕ, потому, как были и повод, и возможность, я обратилась к ближайшей служащей Кафры и перенеслась в Пайон.</text:p>
      <text:p text:style-name="First_20_line_20_indent">Перемещение было мгновенным, я даже испугаться не успела. Вот, я в Пронтере, миг – и я уже в лесном городе.</text:p>
      <text:p text:style-name="First_20_line_20_indent">Нигде я не видела столько лучников, как тут. Говорят, Робин Гуд, красочные книжки о котором продавались на любом рынке, родом именно отсюда. Свежий хвойный воздух, пришедший на смену пыльному и, откровенно говоря, чуть отдающему помоями, духу Пронтеры, опьянял и бодрил одновременно. Каменная мостовая сменилась посыпанными хвоей тропинками, а стены домов – рядами высоких елей и сосен.</text:p>
      <text:p text:style-name="First_20_line_20_indent">Особой какой-то цели у меня не было, и я решила просто прогуляться по городу, а потом отправиться в портовую Альберту. Город находится в от силы паре дней пути, куда я надеялась добраться своими силами, просто прыгая с места на место (к тому моменту нас научили определять своё местонахождение с помощью волшебной миниатюрной карты, на которой отображается план той местности, где находится владелец карты. В общем, я решила испытать свои силы, всё равно ж пригодится, а каникулы – хороший повод для подобных экспериментов.</text:p>
      <text:p text:style-name="First_20_line_20_indent">Перепрыгивая с полянки на полянку, я наткнулась на странного типа. Он стоял на четвереньках, что-то копал и бурчал под нос. В общем, по виду – типичный Учёный (/<text:span text:style-name="T1">navi</text:span> <text:span text:style-name="T1">pay</text:span>_<text:span text:style-name="T1">fild</text:span>01<text:span text:style-name="T1"> </text:span>342/235)</text:p>
      <text:p text:style-name="First_20_line_20_indent">- Да где ж они? Пфф, я так ведь день потрачу!</text:p>
      <text:p text:style-name="First_20_line_20_indent">- Привет! Могу я чем-то помочь?</text:p>
      <text:p text:style-name="First_20_line_20_indent">Учёный вздрогнул.</text:p>
      <text:p text:style-name="First_20_line_20_indent">- Уф! Ну нельзя ж так вот тихо подкрадываться! </text:p>
      <text:p text:style-name="First_20_line_20_indent">- А что Вы тут делаете?</text:p>
      <text:p text:style-name="First_20_line_20_indent">- …а вдруг, я вооружён? Вдруг выстрелю? – словно не слыша меня, продолжил он.</text:p>
      <text:p text:style-name="First_20_line_20_indent">- Ау! Что с Вами?</text:p>
      <text:p text:style-name="First_20_line_20_indent"><text:soft-page-break/>- Со мной? Ничего. Вот, грибы собираю.</text:p>
      <text:p text:style-name="First_20_line_20_indent">- Грибы? С лупой? – в его руках действительно было зажато увеличительное стекло на ручке.</text:p>
      <text:p text:style-name="First_20_line_20_indent">-Я – изучаю – грибы, - отчётливо, как маленькой, пояснил Учёный. – Только я не могу их найти.</text:p>
      <text:p text:style-name="First_20_line_20_indent">- А Вы хоть разбираетесь в них?</text:p>
      <text:p text:style-name="First_20_line_20_indent">- Я их изучаю! Конечно, разбираюсь! – он обиделся.</text:p>
      <text:p text:style-name="First_20_line_20_indent">- Тогда что это за гриб? – спросила я.</text:p>
      <text:p text:style-name="First_20_line_20_indent">- ГДЕ? – он по-настоящему удивился.</text:p>
      <text:p text:style-name="First_20_line_20_indent">- Да вот же! – я указала на одинокий мухомор рядом с его коленкой.</text:p>
      <text:p text:style-name="First_20_line_20_indent">- ЭТО ГРИБ?! – ещё больше удивился он.</text:p>
      <text:p text:style-name="First_20_line_20_indent">- Конечно!</text:p>
      <text:p text:style-name="First_20_line_20_indent">Учёный задумался.</text:p>
      <text:p text:style-name="First_20_line_20_indent">- Слушай, - произнёс, наконец, он. – Помоги мне, пожалуйста! Мне надо набрать грибов, а я, видимо, не знаю местные виды.</text:p>
      <text:p text:style-name="First_20_line_20_indent">- Но мне же и надо их изучить! – сразу стал оправдываться он.</text:p>
      <text:p text:style-name="First_20_line_20_indent">- М?</text:p>
      <text:p text:style-name="First_20_line_20_indent">- Собери мне несколько разных. Немного, штук десять-пятнадцать буквально! Пожалуйста! – он, как ему показалось, застенчиво улыбнулся. Вышло немного фальшиво.</text:p>
      <text:p text:style-name="First_20_line_20_indent">- Пф, да без проблем! Подождите меня тут. И РАДИ БОГА, НЕ ЕШЬТЕ НИЧТО! – чуть не закричала я, увидев, что он решил откусить кусок мухомора. – он же ядовитый!</text:p>
      <text:p text:style-name="First_20_line_20_indent">Учёный, словно обжёгшись, откинул от себя гриб и на всякий случай отошёл на шаг.</text:p>
      <text:p text:style-name="First_20_line_20_indent">- Хорошо, хорошо!..</text:p>
      <text:p text:style-name="First_20_line_20_indent">Мне, как родившейся в лесной местности, многие грибы были знакомы. Да и неважно было, знаю я их или нет, мне ж их не есть. Ну, в общем, набрала я кучку грибов довольно быстро и принесла их Учёному.</text:p>
      <text:p text:style-name="First_20_line_20_indent">Он с благодарностью взял их у меня, но было видно, что ему не терпится поскорее изучить «урожай». Уходя (я не хотела телепортироваться при нём), я оглянулась и увидела, что он, вопреки моим предостережениям, не только принюхивается к грибам, но и норовит попробовать. Я вздохнула, покачала осуждающе головой и прыгнула.</text:p>
      <text:p text:style-name="First_20_line_20_indent"/>
      <text:p text:style-name="First_20_line_20_indent">Лес поредел, видимо, до Альберты оставалось не так уж и много. Но мне снова пришлось задержаться, ибо я услышала плач. Детский плач. <text:s/>Я выглянула из-за кустов и увидела маленькую девочку (/<text:span text:style-name="T1">navi</text:span> <text:span text:style-name="T1">pay</text:span>_<text:span text:style-name="T1">fild</text:span>03 247/207)</text:p>
      <text:p text:style-name="First_20_line_20_indent">- Эй, девочка! Привет! Как тебя <text:s/>зовут? Что случилось? – я честно попыталась проявить сочувствие.</text:p>
      <text:p text:style-name="First_20_line_20_indent">- На-а-астя, - протянула девочка и шмыгнула носом.</text:p>
      <text:p text:style-name="First_20_line_20_indent">- Так что случилось? Могу я чем-то помочь?</text:p>
      <text:p text:style-name="First_20_line_20_indent"><text:soft-page-break/>- Белки…</text:p>
      <text:p text:style-name="First_20_line_20_indent">- Белки?</text:p>
      <text:p text:style-name="First_20_line_20_indent">- Угу, белки…</text:p>
      <text:p text:style-name="First_20_line_20_indent">- И что с ними не так? – я что-то не поняла.</text:p>
      <text:p text:style-name="First_20_line_20_indent">- Украли…</text:p>
      <text:p text:style-name="First_20_line_20_indent">- Так, успокойся, и расскажи мне, что тут произошло.</text:p>
      <text:p text:style-name="First_20_line_20_indent">То и дело пошмыгивая, девочка рассказала свою историю. Она приехала из Московии в Альберту, чтоб отправиться вглубь материка, но до отбытия из порта решила прогуляться в лесу. Но стоило ей постелить скатерть и выложить пирожки, чтоб перекусить, набежали белки и стащили у неё все узелки, в которые была завёрнута еда. Заодно они стащили и узелки с остальными вещами.</text:p>
      <text:p text:style-name="First_20_line_20_indent">Ну не могла я оставить бедняжку путешественницу в таком состоянии! Я клятвенно обещала ей помочь, утёрла платком её слёзы, и внимательно осмотрелась. Кругом было много старых деревьев, в которых чёрными пятнами темнели дупла. Честно, обыск этих тайников занял достаточно много времени. На меня несколько раз нападали белки, притаившиеся внутри, и оставили несколько синяков от метания в меня желудей и царапин от когтей и зубов. Вот где пригодились мои навыки лечения!</text:p>
      <text:p text:style-name="First_20_line_20_indent">Наконец, я нашла, кажется, все узелки, отдала их владелице, и мы вместе с успокоившейся девочкой отправились в город…</text:p>
      <text:p text:style-name="First_20_line_20_inden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align="justify" style:justify-single-word="false" fo:text-indent="0.499cm" style:auto-text-indent="false"/>
    </style:style>
    <style:style style:name="WW8Num1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meta:initial-creator>Vika</meta:initial-creator>
    <meta:creation-date>2016-04-25T13:54:00</meta:creation-date>
    <dc:date>2019-06-30T09:26:34.306000000</dc:date>
    <meta:editing-cycles>16</meta:editing-cycles>
    <meta:editing-duration>PT11H5M50S</meta:editing-duration>
    <meta:generator>LibreOffice/6.2.4.2$Windows_X86_64 LibreOffice_project/2412653d852ce75f65fbfa83fb7e7b669a126d64</meta:generator>
    <meta:document-statistic meta:table-count="0" meta:image-count="0" meta:object-count="0" meta:page-count="17" meta:paragraph-count="318" meta:word-count="6302" meta:character-count="38457" meta:non-whitespace-character-count="32354"/>
  </office:meta>
</office:document-meta>
</file>